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008a94" officeooo:paragraph-rsid="00008a94" style:font-size-asian="8.75pt" style:font-style-asian="italic" style:font-size-complex="10pt" style:font-style-complex="italic"/>
    </style:style>
    <style:style style:name="P2" style:family="paragraph" style:parent-style-name="Standard">
      <style:text-properties officeooo:rsid="00008a94" officeooo:paragraph-rsid="00008a94"/>
    </style:style>
    <style:style style:name="P3" style:family="paragraph" style:parent-style-name="Standard">
      <style:text-properties officeooo:rsid="00008a94" officeooo:paragraph-rsid="0002b7b5"/>
    </style:style>
    <style:style style:name="P4" style:family="paragraph" style:parent-style-name="Standard">
      <style:text-properties fo:font-weight="bold" officeooo:rsid="00008a94" officeooo:paragraph-rsid="00008a94" style:font-weight-asian="bold" style:font-weight-complex="bold"/>
    </style:style>
    <style:style style:name="P5" style:family="paragraph" style:parent-style-name="Standard">
      <style:text-properties fo:font-weight="bold" officeooo:rsid="0004f9e7" officeooo:paragraph-rsid="0004f9e7" style:font-weight-asian="bold" style:font-weight-complex="bold"/>
    </style:style>
    <style:style style:name="P6" style:family="paragraph" style:parent-style-name="Standard">
      <style:text-properties fo:font-weight="bold" officeooo:rsid="0004f9e7" officeooo:paragraph-rsid="0006bc80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5b83b" officeooo:paragraph-rsid="0005b83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5b83b" officeooo:paragraph-rsid="000d877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5b83b" officeooo:paragraph-rsid="000fb65c" style:font-weight-asian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5b83b" officeooo:paragraph-rsid="0005b83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5b83b" officeooo:paragraph-rsid="0004f9e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bold" officeooo:rsid="0005b83b" officeooo:paragraph-rsid="0005b83b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text-position="0% 100%" fo:font-style="normal" style:text-underline-style="none" fo:font-weight="normal" officeooo:rsid="0008652f" officeooo:paragraph-rsid="0005b83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text-position="0% 100%" fo:font-style="normal" style:text-underline-style="none" fo:font-weight="normal" officeooo:rsid="000fb65c" officeooo:paragraph-rsid="000d877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text-position="0% 100%" fo:font-style="normal" style:text-underline-style="none" fo:font-weight="bold" officeooo:rsid="0011a5aa" officeooo:paragraph-rsid="0011a5aa" style:font-style-asian="normal" style:font-weight-asian="bold" style:font-style-complex="normal" style:font-weight-complex="bold"/>
    </style:style>
    <style:style style:name="T1" style:family="text">
      <style:text-properties officeooo:rsid="0001c925"/>
    </style:style>
    <style:style style:name="T2" style:family="text">
      <style:text-properties officeooo:rsid="00038b9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8b9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1c92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2b7b5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8652f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05b83b" style:font-style-asian="normal" style:font-style-complex="normal"/>
    </style:style>
    <style:style style:name="T10" style:family="text">
      <style:text-properties fo:font-style="normal" style:text-underline-style="none" officeooo:rsid="0005b83b" style:font-style-asian="normal" style:font-style-complex="normal"/>
    </style:style>
    <style:style style:name="T11" style:family="text">
      <style:text-properties fo:font-style="normal" style:text-underline-style="none" officeooo:rsid="0006bc80" style:font-style-asian="normal" style:font-style-complex="normal"/>
    </style:style>
    <style:style style:name="T12" style:family="text">
      <style:text-properties fo:font-style="normal" style:text-underline-style="none" fo:font-weight="normal" officeooo:rsid="0005b83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text-position="super 58%" fo:font-style="normal" style:font-style-asian="normal" style:font-style-complex="normal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style:text-position="0% 100%" fo:font-style="normal" officeooo:rsid="0008652f" style:font-style-asian="normal" style:font-style-complex="normal"/>
    </style:style>
    <style:style style:name="T17" style:family="text">
      <style:text-properties style:text-position="0% 100%" fo:font-style="normal" officeooo:rsid="000d877c" style:font-style-asian="normal" style:font-style-complex="normal"/>
    </style:style>
    <style:style style:name="T18" style:family="text">
      <style:text-properties style:text-position="0% 100%" fo:font-style="normal" officeooo:rsid="000f3bf6" style:font-style-asian="normal" style:font-style-complex="normal"/>
    </style:style>
    <style:style style:name="T19" style:family="text">
      <style:text-properties style:text-position="0% 100%" fo:font-style="normal" officeooo:rsid="000fb65c" style:font-style-asian="normal" style:font-style-complex="normal"/>
    </style:style>
    <style:style style:name="T20" style:family="text">
      <style:text-properties style:text-position="0% 100%" fo:font-style="normal" fo:font-weight="bold" officeooo:rsid="0008652f" style:font-style-asian="normal" style:font-weight-asian="bold" style:font-style-complex="normal" style:font-weight-complex="bold"/>
    </style:style>
    <style:style style:name="T21" style:family="text">
      <style:text-properties style:text-position="0% 100%" fo:font-style="normal" fo:font-weight="bold" officeooo:rsid="00097984" style:font-style-asian="normal" style:font-weight-asian="bold" style:font-style-complex="normal" style:font-weight-complex="bold"/>
    </style:style>
    <style:style style:name="T22" style:family="text">
      <style:text-properties style:text-position="0% 100%" fo:font-style="normal" fo:font-weight="bold" officeooo:rsid="000f3bf6" style:font-style-asian="normal" style:font-weight-asian="bold" style:font-style-complex="normal" style:font-weight-complex="bold"/>
    </style:style>
    <style:style style:name="T23" style:family="text">
      <style:text-properties style:text-position="0% 100%" fo:font-style="normal" fo:font-weight="bold" officeooo:rsid="000d877c" style:font-style-asian="normal" style:font-weight-asian="bold" style:font-style-complex="normal" style:font-weight-complex="bold"/>
    </style:style>
    <style:style style:name="T24" style:family="text">
      <style:text-properties style:text-position="sub 58%" fo:font-style="normal" style:font-style-asian="normal" style:font-style-complex="normal"/>
    </style:style>
    <style:style style:name="T25" style:family="text">
      <style:text-properties style:text-position="sub 58%" fo:font-style="normal" officeooo:rsid="0008652f" style:font-style-asian="normal" style:font-style-complex="normal"/>
    </style:style>
    <style:style style:name="T26" style:family="text">
      <style:text-properties style:text-position="sub 58%" fo:font-style="normal" officeooo:rsid="000f3bf6" style:font-style-asian="normal" style:font-style-complex="normal"/>
    </style:style>
    <style:style style:name="T27" style:family="text">
      <style:text-properties officeooo:rsid="0011a5aa"/>
    </style:style>
    <style:style style:name="T28" style:family="text">
      <style:text-properties officeooo:rsid="000f3bf6"/>
    </style:style>
    <style:style style:name="T29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gina 14<text:span text:style-name="T27">3</text:span> <text:span text:style-name="T27">Repasa conceptos.</text:span></text:p>
      <text:p text:style-name="P2"/>
      <text:p text:style-name="P15">1º)<text:span text:style-name="T29"> B</text:span></text:p>
      <text:p text:style-name="P15">2º) <text:span text:style-name="T29">D</text:span></text:p>
      <text:p text:style-name="P15">3º) <text:span text:style-name="T29">D</text:span></text:p>
      <text:p text:style-name="P15">4º) <text:span text:style-name="T29">C</text:span></text:p>
      <text:p text:style-name="P15">5º) <text:span text:style-name="T29">A</text:span></text:p>
      <text:p text:style-name="P15">6º) <text:span text:style-name="T29">B</text:span></text:p>
      <text:p text:style-name="P15">7º) <text:span text:style-name="T29">B</text:span></text:p>
      <text:p text:style-name="P15">8º) <text:span text:style-name="T29">B</text:span></text:p>
      <text:p text:style-name="P15">9º) <text:span text:style-name="T29">C</text:span></text:p>
      <text:p text:style-name="P15">10º) <text:span text:style-name="T29">B</text:span></text:p>
      <text:p text:style-name="P15">11º) <text:span text:style-name="T29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008a94" officeooo:paragraph-rsid="00008a94" style:font-size-asian="8.75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Barba García<text:tab/><text:tab/>EIE: Tema 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2:17.370497451</meta:creation-date>
    <dc:date>2019-02-02T20:39:38.723490844</dc:date>
    <meta:editing-duration>PT1H41M5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2" meta:character-count="120" meta:non-whitespace-character-count="100"/>
  </office:meta>
</office:document-meta>
</file>